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QuickSight</text:h>
      <text:p text:style-name="P1">Bite sized information in the corner of your eye</text:p>
      <text:p text:style-name="P1"/>
      <text:h text:style-name="Heading_20_2" text:outline-level="2">Requirements</text:h>
      <text:p text:style-name="Text_20_body">Raspberry pi 3b</text:p>
      <text:list xml:id="list8733844473401892320" text:style-name="L1">
        <text:list-item>
          <text:list>
            <text:list-item>
              <text:p text:style-name="P2">Software installed: Git, Unclutter, Pip3</text:p>
            </text:list-item>
            <text:list-item>
              <text:p text:style-name="P2">Python libraries installed: feedparser, PIL, contextmanager</text:p>
            </text:list-item>
            <text:list-item>
              <text:p text:style-name="P2">google-api python client: oauth2client</text:p>
            </text:list-item>
          </text:list>
        </text:list-item>
      </text:list>
      <text:p text:style-name="Text_20_body">LCD flatscreen monitor</text:p>
      <text:p text:style-name="Text_20_body">2 way mirror</text:p>
      <text:p text:style-name="Text_20_body">Geetech voice recognition module p803</text:p>
      <text:p text:style-name="Text_20_body"/>
      <text:h text:style-name="Heading_20_2" text:outline-level="2">Design</text:h>
      <text:p text:style-name="Text_20_body">To get optiomal readability on the mirror the contrast between background and text needs to be high. A black background with white text is the easiest to see through the reflective surface of the mirror. Other colours for the text could be used but in our case we found that black on white provided the best visibility</text:p>
      <text:h text:style-name="Heading_20_2" text:outline-level="2">Technical</text:h>
      <text:p text:style-name="Text_20_body">The interface of the mirror is made in python's standard GUI package tkinter. Every widget is packaged in a frame and is then placed <text:s/>in one or more larger frames that fill the screen. We use 2 large "billboard" frames that divide the screen into a top and bottom half where we then add the other frames. We experimented with adding extra frames to divide the screen further but found that it was not needed for our layout design.</text:p>
      <text:h text:style-name="Heading_20_3" text:outline-level="3">Clock widget</text:h>
      <text:p text:style-name="Text_20_body">The clock widget uses the time library in Python to read the system time, date and day-of-week on the device it is running on. Therefore, even without internet connection you will be able to see the time on your QuickSight.</text:p>
      <text:h text:style-name="Heading_20_3" text:outline-level="3">Weather widget</text:h>
      <text:p text:style-name="Text_20_body">The weather data uses an api from the "Dark sky" weather service. The service is free and allows up to 1000 requests/day from a single api key. You do need to register an account with them first. We opted to remove the extended forecast from our code since we felt it cluttered the screen but left in the option to turn it on again if the program is to be run on a larger screen.</text:p>
      <text:p text:style-name="Text_20_body">Register here for your own api key: <text:a xlink:type="simple" xlink:href="https://darksky.net/dev" text:style-name="Internet_20_link" text:visited-style-name="Visited_20_Internet_20_Link">https://darksky.net/dev</text:a></text:p>
      <text:h text:style-name="Heading_20_3" text:outline-level="3">News widget</text:h>
      <text:p text:style-name="Text_20_body">The news widget uses the feedparser library to gather headlines from a rss feed and places them in a <text:soft-page-break/>list. Google has since the start of 2018 changed the way their rss news feed works and you now need to use news.google and ad the tags of topics you are intereseted in. Once you have specified the tags for the news you want to see you can turn that feed into an rss feed and use the link in the news class.</text:p>
      <text:p text:style-name="Text_20_body">To get the rss link from the google link: <text:a xlink:type="simple" xlink:href="https://news.google.com/?hl=sv&amp;gl=SE&amp;ceid=SE:sv" text:style-name="Internet_20_link" text:visited-style-name="Visited_20_Internet_20_Link">https://news.google.com/?hl=sv&amp;gl=SE&amp;ceid=SE:sv</text:a></text:p>
      <text:p text:style-name="Text_20_body">simply add rss to the url as shown: <text:a xlink:type="simple" xlink:href="https://news.google.com/rss/?hl=sv&amp;gl=SE&amp;ceid=SE:sv&amp;ned=sv_se" text:style-name="Internet_20_link" text:visited-style-name="Visited_20_Internet_20_Link">https://news.google.com/rss/?hl=sv&amp;gl=SE&amp;ceid=SE:sv&amp;ned=sv_se</text:a></text:p>
      <text:h text:style-name="Heading_20_3" text:outline-level="3">Calender widget</text:h>
      <text:p text:style-name="Text_20_body">The calender widget uses google calendar and the google dev pages code example on how to access your calendar. This requires some setup as you need to activate the api connection to the calender you wish to use. As well as create a credentials.json file and a token.json from google and make sure your code has access to said files. The calender is formated as a list of dictionaries with one list entry per object in your calender you choose to get. Googles example code then converts this information into a string and prints it to screen. We changed the code so instead of printing to screen we update the calender frame label for events with the string.</text:p>
      <text:h text:style-name="Heading_20_3" text:outline-level="3">Message widget</text:h>
      <text:p text:style-name="Text_20_body">The message widget uses the urllib library to read raw text from a text file. We opted to change the tet file encoding to utf-16 to add support for swedish characters in the text message. Currently we are using the storage cloud service "Dropbox" and read from a direct read-only link to the text file and display the text in the file on screen.</text:p>
      <text:h text:style-name="Heading_20_2" text:outline-level="2">User manual</text:h>
      <text:p text:style-name="Text_20_body"/>
      <text:h text:style-name="Heading_20_2" text:outline-level="2">Marke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4M1S</meta:editing-duration>
    <meta:editing-cycles>8</meta:editing-cycles>
    <meta:generator>OpenOffice/4.1.5$Win32 OpenOffice.org_project/415m1$Build-9789</meta:generator>
    <dc:date>2018-09-11T11:22:58.45</dc:date>
    <meta:document-statistic meta:table-count="0" meta:image-count="0" meta:object-count="0" meta:page-count="2" meta:paragraph-count="29" meta:word-count="600" meta:character-count="3402"/>
    <meta:user-defined meta:name="Info 1"/>
    <meta:user-defined meta:name="Info 2"/>
    <meta:user-defined meta:name="Info 3"/>
    <meta:user-defined meta:name="Info 4"/>
  </office:meta>
</office:document-meta>
</file>